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Pictures/10000201000001E3000001D56357ACD10334424C.png" manifest:media-type="image/png"/>
  <manifest:file-entry manifest:full-path="Pictures/10000201000001E3000001D5CF93224C33F5D2A6.png" manifest:media-type="image/png"/>
  <manifest:file-entry manifest:full-path="Pictures/1000000000000CEC000009B14875E66B9DEA57F2.png" manifest:media-type="image/png"/>
  <manifest:file-entry manifest:full-path="Pictures/10000000000001C20000019A9A308E0ED6CBDC5F.png" manifest:media-type="image/png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settings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 Condensed1" svg:font-family="'Ubuntu Condensed'"/>
    <style:font-face style:name="DejaVu Sans2" svg:font-family="'DejaVu Sans'" style:font-family-generic="swiss"/>
    <style:font-face style:name="Droid Sans Mono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Mono1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4" style:family="graphic" style:parent-style-name="Объект_20_без_20_заливки_20_и_20_линий_5f_2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_5f_11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3_5f_4">
      <style:graphic-properties draw:stroke="none" draw:fill="none" fo:min-height="0.95cm"/>
      <style:paragraph-properties style:writing-mode="lr-tb"/>
    </style:style>
    <style:style style:name="gr7" style:family="graphic" style:parent-style-name="Объект_20_без_20_заливки_20_и_20_линий_5f_22">
      <style:graphic-properties draw:textarea-horizontal-align="center" draw:textarea-vertical-align="middle" draw:ole-draw-aspect="1" style:protect="size"/>
    </style:style>
    <style:style style:name="gr8" style:family="graphic" style:parent-style-name="Объект_20_без_20_заливки_20_и_20_линий_5f_1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1.643cm"/>
      <style:paragraph-properties style:writing-mode="lr-tb"/>
    </style:style>
    <style:style style:name="gr11" style:family="graphic" style:parent-style-name="standard">
      <style:graphic-properties draw:stroke="none" draw:fill="none" fo:min-height="1.75cm"/>
      <style:paragraph-properties style:writing-mode="lr-tb"/>
    </style:style>
    <style:style style:name="gr12" style:family="graphic" style:parent-style-name="standard">
      <style:graphic-properties draw:stroke="none" draw:fill="none" fo:min-height="0.822cm"/>
      <style:paragraph-properties style:writing-mode="lr-tb"/>
    </style:style>
    <style:style style:name="gr13" style:family="graphic" style:parent-style-name="Обычный_5f_3_5f_7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14" style:family="graphic" style:parent-style-name="Объект_20_без_20_заливки_20_и_20_линий_5f_24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6" style:family="graphic" style:parent-style-name="Объект_20_без_20_заливки_20_и_20_линий_5f_25">
      <style:graphic-properties draw:textarea-horizontal-align="center" draw:textarea-vertical-align="middle" draw:ole-draw-aspect="1" style:protect="size"/>
    </style:style>
    <style:style style:name="gr17" style:family="graphic" style:parent-style-name="Объект_20_без_20_заливки_20_и_20_линий_5f_1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19" style:family="graphic" style:parent-style-name="Объект_20_без_20_заливки_20_и_20_линий_5f_25_5f_2">
      <style:graphic-properties draw:textarea-horizontal-align="center" draw:textarea-vertical-align="middle" draw:ole-draw-aspect="1" style:protect="size"/>
    </style:style>
    <style:style style:name="gr20" style:family="graphic" style:parent-style-name="Объект_20_без_20_заливки_20_и_20_линий_5f_27">
      <style:graphic-properties draw:textarea-horizontal-align="center" draw:textarea-vertical-align="middle" draw:ole-draw-aspect="1" style:protect="size"/>
    </style:style>
    <style:style style:name="gr21" style:family="graphic" style:parent-style-name="Объект_20_без_20_заливки_20_и_20_линий_5f_25_5f_1">
      <style:graphic-properties draw:textarea-horizontal-align="center" draw:textarea-vertical-align="middle" draw:ole-draw-aspect="1" style:protect="size"/>
    </style:style>
    <style:style style:name="gr22" style:family="graphic" style:parent-style-name="Объект_20_без_20_заливки_20_и_20_линий_5f_26">
      <style:graphic-properties draw:textarea-horizontal-align="center" draw:textarea-vertical-align="middle" draw:ole-draw-aspect="1" style:protect="size"/>
    </style:style>
    <style:style style:name="gr23" style:family="graphic" style:parent-style-name="standard">
      <style:graphic-properties draw:stroke="none" draw:fill="none" fo:min-height="5.1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  <style:paragraph-properties style:writing-mode="lr-tb"/>
    </style:style>
    <style:style style:name="gr25" style:family="graphic" style:parent-style-name="standard">
      <style:graphic-properties draw:stroke="none" draw:fill="none" fo:min-height="0.739cm"/>
      <style:paragraph-properties style:writing-mode="lr-tb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9cm"/>
      <style:paragraph-properties style:writing-mode="lr-tb"/>
    </style:style>
    <style:style style:name="gr27" style:family="graphic" style:parent-style-name="Объект_20_без_20_заливки_20_и_20_линий_5f_26_5f_1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">
      <style:graphic-properties draw:stroke="none" draw:fill="none" fo:min-height="0.739cm"/>
      <style:paragraph-properties style:writing-mode="lr-tb"/>
    </style:style>
    <style:style style:name="gr29" style:family="graphic" style:parent-style-name="Объект_20_без_20_заливки_20_и_20_линий_5f_29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38cm"/>
      <style:paragraph-properties style:writing-mode="lr-tb"/>
    </style:style>
    <style:style style:name="gr31" style:family="graphic" style:parent-style-name="standard">
      <style:graphic-properties draw:stroke="none" draw:fill="none" fo:min-height="2.212cm"/>
      <style:paragraph-properties style:writing-mode="lr-tb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2">
      <style:graphic-properties draw:fill-color="#00a933" draw:textarea-horizontal-align="justify" draw:textarea-vertical-align="middle" draw:auto-grow-height="false" fo:min-height="1.15cm" fo:min-width="10.604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35cm" fo:min-width="10.993cm"/>
      <style:paragraph-properties style:writing-mode="lr-tb"/>
    </style:style>
    <style:style style:name="gr35" style:family="graphic" style:parent-style-name="standard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36" style:family="graphic" style:parent-style-name="standard">
      <style:graphic-properties draw:fill-color="#ff0000" draw:textarea-horizontal-align="justify" draw:textarea-vertical-align="middle" draw:auto-grow-height="false" fo:min-height="1.95cm" fo:min-width="3.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3.75cm" fo:min-width="5.419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4.15cm" fo:min-width="7.3cm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2" style:family="graphic" style:parent-style-name="Объект_20_без_20_заливки_20_и_20_линий_5f_17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07cm"/>
      <style:paragraph-properties style:writing-mode="lr-tb"/>
    </style:style>
    <style:style style:name="gr4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7.938cm"/>
      <style:paragraph-properties style:writing-mode="lr-tb"/>
    </style:style>
    <style:style style:name="gr45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3.807cm"/>
      <style:paragraph-properties style:writing-mode="lr-tb"/>
    </style:style>
    <style:style style:name="gr46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7.938cm"/>
      <style:paragraph-properties style:writing-mode="lr-tb"/>
    </style:style>
    <style:style style:name="gr4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86cm"/>
      <style:paragraph-properties style:writing-mode="lr-tb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49" style:family="graphic" style:parent-style-name="Объект_20_без_20_заливки_20_и_20_линий_5f_1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ъект_20_без_20_заливки_20_и_20_линий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Обычный_5f_3_5f_6">
      <style:graphic-properties draw:stroke="none" draw:fill="none" fo:min-height="13.137cm"/>
      <style:paragraph-properties style:writing-mode="lr-tb"/>
    </style:style>
    <style:style style:name="gr52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55" style:family="graphic" style:parent-style-name="Обычный_5f_3_5f_5">
      <style:graphic-properties draw:stroke="none" draw:fill="none" fo:min-height="5.16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459cm"/>
      <style:paragraph-properties style:writing-mode="lr-tb"/>
    </style:style>
    <style:style style:name="pr4" style:family="presentation" style:parent-style-name="Inspiration-subtitle">
      <style:graphic-properties draw:fill-color="#ffffff" fo:min-height="0.931cm"/>
      <style:paragraph-properties style:writing-mode="lr-tb"/>
    </style:style>
    <style:style style:name="pr5" style:family="presentation" style:parent-style-name="Inspiration-subtitle">
      <style:graphic-properties draw:fill-color="#ffffff" fo:min-height="0.822cm"/>
      <style:paragraph-properties style:writing-mode="lr-tb"/>
    </style:style>
    <style:style style:name="pr6" style:family="presentation" style:parent-style-name="Inspiration-title">
      <style:graphic-properties fo:min-height="2.142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="none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</style:style>
    <style:style style:name="P15" style:family="paragraph">
      <style:text-properties style:font-name="DejaVu Sans" fo:font-size="18pt" style:font-size-asian="18pt" style:font-size-complex="18pt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-color="#ffd428"/>
      <style:paragraph-properties fo:text-align="center"/>
    </style:style>
    <style:style style:name="P19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paragraph-properties fo:text-align="center"/>
      <style:text-properties style:font-name="DejaVu Sans" fo:font-size="18pt" style:font-size-asian="18pt" style:font-size-complex="18pt"/>
    </style:style>
    <style:style style:name="P2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/>
      <style:text-properties fo:font-size="20pt" style:font-size-asian="20pt" style:font-size-complex="20pt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="none"/>
      <style:paragraph-properties fo:text-align="start"/>
      <style:text-properties style:font-name="DejaVu Sans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style:font-name="DejaVu Sans2" fo:font-size="18pt" style:font-name-asian="DejaVu Sans2" style:font-name-complex="DejaVu Sans2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DejaVu Sans" fo:font-size="18pt" style:font-size-asian="18pt" style:font-size-complex="1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Droid Sans Fallback1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28pt" fo:font-style="normal" fo:text-shadow="none" style:text-underline-style="none" fo:font-weight="bold" style:letter-kerning="true" style:font-name-asian="Ubuntu Condensed1" style:font-size-asian="28pt" style:font-style-asian="normal" style:font-weight-asian="bold" style:font-name-complex="Ubuntu Condensed1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26pt" fo:font-style="normal" fo:text-shadow="none" style:text-underline-style="none" fo:font-weight="bold" style:letter-kerning="true" style:font-name-asian="Droid Sans Fallback1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26pt" fo:font-style="normal" fo:text-shadow="none" style:text-underline-style="none" fo:font-weight="bold" style:letter-kerning="true" style:font-name-asian="Ubuntu Condensed1" style:font-size-asian="26pt" style:font-style-asian="normal" style:font-weight-asian="bold" style:font-name-complex="Ubuntu Condensed1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28pt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solid" style:text-underline-width="auto" style:text-underline-color="font-color" fo:font-weight="normal" style:letter-kerning="true" style:font-name-asian="Droid Sans Fallback1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Ubuntu Condensed1" style:font-size-asian="18pt" style:font-style-asian="normal" style:font-weight-asian="normal" style:font-name-complex="Ubuntu Condense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Ubuntu Condensed1" style:font-size-asian="18pt" style:font-style-asian="normal" style:font-weight-asian="normal" style:font-name-complex="Ubuntu Condense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style:font-name-asian="Ubuntu Condensed1" style:font-size-asian="18pt" style:font-style-asian="normal" style:font-weight-asian="normal" style:font-name-complex="Ubuntu Condense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28pt" fo:font-style="normal" fo:text-shadow="none" style:text-underline-style="none" fo:font-weight="normal" style:letter-kerning="true" style:font-name-asian="Ubuntu Condensed1" style:font-size-asian="28pt" style:font-style-asian="normal" style:font-weight-asian="normal" style:font-name-complex="Ubuntu Condensed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name-asian="Droid Sans Fallback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0pt" style:text-underline-style="none" style:font-size-asian="20pt" style:font-size-complex="20pt"/>
    </style:style>
    <style:style style:name="T4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45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46" style:family="text"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T47" style:family="text">
      <style:text-properties style:font-name="DejaVu San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ая и нелинейная регрессия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9.2cm" svg:height="8.4cm" svg:x="7.2cm" svg:y="9.8cm">
          <draw:text-box>
            <text:p><text:span text:style-name="T4">цена = </text:span><text:span text:style-name="T5">оценка</text:span><text:span text:style-name="T4">(</text:span></text:p>
            <text:p><text:span text:style-name="T4"><text:s text:c="7"/></text:span><text:span text:style-name="T4">район,</text:span></text:p>
            <text:p><text:span text:style-name="T4"><text:s text:c="7"/></text:span><text:span text:style-name="T4">площадь,</text:span></text:p>
            <text:p><text:span text:style-name="T4"><text:s text:c="7"/></text:span><text:span text:style-name="T4">этаж,</text:span></text:p>
            <text:p><text:span text:style-name="T4"><text:s text:c="7"/></text:span><text:span text:style-name="T4">лифт,</text:span></text:p>
            <text:p><text:span text:style-name="T4"><text:s text:c="7"/></text:span><text:span text:style-name="T4">ремонт,</text:span></text:p>
            <text:p><text:span text:style-name="T4"><text:s text:c="5"/></text:span><text:span text:style-name="T4">)</text:span></text:p>
          </draw:text-box>
        </draw:frame>
        <draw:frame draw:style-name="gr3" draw:text-style-name="P2" draw:layer="layout" svg:width="25.6cm" svg:height="2.385cm" svg:x="1cm" svg:y="6cm">
          <draw:text-box>
            <text:p><text:span text:style-name="T5">Оценка недвижимости по статистике продаж</text:span></text:p>
            <text:p><text:span text:style-name="T5"/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4" draw:layer="layout" svg:width="12.6cm" svg:height="12.234cm" svg:x="1cm" svg:y="4.4cm">
          <draw:image xlink:href="Pictures/10000201000001E3000001D56357ACD10334424C.png" xlink:type="simple" xlink:show="embed" xlink:actuate="onLoad" loext:mime-type="image/png">
            <text:p/>
          </draw:image>
        </draw:frame>
        <draw:frame draw:style-name="gr5" draw:text-style-name="P4" draw:layer="layout" svg:width="12.305cm" svg:height="11.948cm" svg:x="14.495cm" svg:y="4.343cm">
          <draw:image xlink:href="Pictures/10000201000001E3000001D5CF93224C33F5D2A6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6" draw:layer="layout" svg:width="4.2cm" svg:height="0.931cm" svg:x="6cm" svg:y="7.467cm" presentation:class="subtitle" presentation:user-transformed="true">
          <draw:text-box>
            <text:p text:style-name="P5"><text:span text:style-name="T7">- объекты</text:span></text:p>
          </draw:text-box>
        </draw:frame>
        <draw:frame draw:style-name="gr6" draw:text-style-name="P7" draw:layer="layout" svg:width="20cm" svg:height="1.2cm" svg:x="1.8cm" svg:y="4.6cm">
          <draw:text-box>
            <text:p><text:span text:style-name="T8">регрессия</text:span><text:span text:style-name="T7">-задача восстановления зависимости</text:span></text:p>
          </draw:text-box>
        </draw:frame>
        <draw:frame draw:style-name="gr7" draw:text-style-name="P8" draw:layer="layout" svg:width="3.102cm" svg:height="1.267cm" svg:x="2.6cm" svg:y="7.2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8" draw:layer="layout" svg:width="2.632cm" svg:height="1.046cm" svg:x="2.6cm" svg:y="8.8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8" draw:layer="layout" svg:width="3.852cm" svg:height="1.034cm" svg:x="3.8cm" svg:y="11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5" draw:text-style-name="P6" draw:layer="layout" svg:width="3.8cm" svg:height="0.822cm" svg:x="5.632cm" svg:y="8.912cm">
          <draw:text-box>
            <text:p text:style-name="P5"><text:span text:style-name="T7">- ответы</text:span></text:p>
          </draw:text-box>
        </draw:frame>
        <draw:frame draw:style-name="gr8" draw:text-style-name="P4" draw:layer="layout" svg:width="14.042cm" svg:height="12.481cm" svg:x="12.4cm" svg:y="6.2cm">
          <draw:image xlink:href="Pictures/10000201000001E3000001D5CF93224C33F5D2A6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9" draw:text-style-name="P8" draw:layer="layout" svg:width="4.987cm" svg:height="1.271cm" svg:x="10.013cm" svg:y="9.32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7" draw:layer="layout" svg:width="26.4cm" svg:height="1.893cm" svg:x="0.8cm" svg:y="8cm">
          <draw:text-box>
            <text:p><text:span text:style-name="T8">параметрический подход</text:span><text:span text:style-name="T7">:определяем (допускаем) вид зависимости</text:span></text:p>
          </draw:text-box>
        </draw:frame>
        <draw:frame draw:style-name="gr9" draw:text-style-name="P8" draw:layer="layout" svg:width="14.698cm" svg:height="2.661cm" svg:x="4.471cm" svg:y="13.5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9" draw:layer="layout" svg:width="22.8cm" svg:height="2cm" svg:x="1.4cm" svg:y="11cm">
          <draw:text-box>
            <text:p><text:span text:style-name="T7">... и подбираем параметры решая задачу оптимизации</text:span></text:p>
            <text:p><text:span text:style-name="T7">(метод наименьших квадратов)</text:span></text:p>
          </draw:text-box>
        </draw:frame>
        <draw:frame presentation:style-name="pr4" draw:text-style-name="P6" draw:layer="layout" svg:width="4.2cm" svg:height="0.931cm" svg:x="10.452cm" svg:y="5.239cm">
          <draw:text-box>
            <text:p text:style-name="P5"><text:span text:style-name="T7">- объекты</text:span></text:p>
          </draw:text-box>
        </draw:frame>
        <draw:frame draw:style-name="gr12" draw:text-style-name="P7" draw:layer="layout" svg:width="19.8cm" svg:height="1.072cm" svg:x="1.252cm" svg:y="4cm">
          <draw:text-box>
            <text:p><text:span text:style-name="T8">регрессия</text:span><text:span text:style-name="T7"> - задача восстановления зависимости</text:span></text:p>
          </draw:text-box>
        </draw:frame>
        <draw:frame draw:style-name="gr9" draw:text-style-name="P8" draw:layer="layout" svg:width="3.102cm" svg:height="1.267cm" svg:x="7.052cm" svg:y="5.03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8" draw:layer="layout" svg:width="2.632cm" svg:height="1.046cm" svg:x="17.42cm" svg:y="5.23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3.852cm" svg:height="1.034cm" svg:x="1.2cm" svg:y="5.47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5" draw:text-style-name="P6" draw:layer="layout" svg:width="3.8cm" svg:height="0.822cm" svg:x="20.452cm" svg:y="5.263cm">
          <draw:text-box>
            <text:p text:style-name="P5"><text:span text:style-name="T7">- ответы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3" draw:text-style-name="P10" draw:layer="layout" svg:width="13cm" svg:height="3.6cm" svg:x="4.6cm" svg:y="11.4cm">
          <draw:text-box>
            <text:p>x - вектор-признак</text:p>
            <text:p>y - ответ (значение функции) </text:p>
            <text:p>n - размер пространства признаков</text:p>
            <text:p>m - количество примеров</text:p>
          </draw:text-box>
        </draw:frame>
        <draw:frame draw:style-name="gr14" draw:text-style-name="P8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5" draw:text-style-name="P12" draw:layer="layout" svg:width="13.4cm" svg:height="3.936cm" svg:x="5cm" svg:y="13.8cm">
          <draw:text-box>
            <text:p><text:span text:style-name="T9">x - вектор-признак</text:span></text:p>
            <text:p text:style-name="P11"><text:span text:style-name="T9">y - ответ (значение функции) </text:span></text:p>
            <text:p><text:span text:style-name="T9">n - размер пространства признаков</text:span></text:p>
            <text:p><text:span text:style-name="T9">m - количество примеров</text:span></text:p>
            <text:p><text:span text:style-name="T10">θ - параметры</text:span></text:p>
          </draw:text-box>
        </draw:frame>
        <draw:frame draw:style-name="gr16" draw:text-style-name="P8" draw:layer="layout" svg:width="10.181cm" svg:height="4.747cm" svg:x="6.135cm" svg:y="4.4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8" draw:layer="layout" svg:width="3.084cm" svg:height="4.747cm" svg:x="17.516cm" svg:y="4.45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8" draw:layer="layout" svg:width="3.038cm" svg:height="4.255cm" svg:x="2.116cm" svg:y="4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8" draw:layer="layout" svg:width="14.617cm" svg:height="1.122cm" svg:x="4.589cm" svg:y="10.9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7" draw:text-style-name="P4" draw:layer="layout" svg:width="17.442cm" svg:height="16.936cm" svg:x="3.558cm" svg:y="3.264cm">
          <draw:image xlink:href="Pictures/10000201000001E3000001D56357ACD10334424C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6" draw:text-style-name="P8" draw:layer="layout" svg:width="10.181cm" svg:height="4.747cm" svg:x="5.419cm" svg:y="3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8" draw:layer="layout" svg:width="3.084cm" svg:height="4.747cm" svg:x="16.8cm" svg:y="3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8" draw:layer="layout" svg:width="3.038cm" svg:height="4.255cm" svg:x="1.4cm" svg:y="3.94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8" draw:layer="layout" svg:width="2.007cm" svg:height="0.974cm" svg:x="10.193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8" draw:layer="layout" svg:width="14.617cm" svg:height="1.122cm" svg:x="4.6cm" svg:y="9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8" draw:text-style-name="P14" draw:layer="layout" svg:width="16.2cm" svg:height="3.199cm" svg:x="0.8cm" svg:y="11.201cm">
          <draw:text-box>
            <text:p text:style-name="P13"><text:span text:style-name="T11">метод наименьших квадратов:</text:span></text:p>
            <text:p text:style-name="P13">минимизация суммы квадратов отклонений <text:s/>функции от искомых переменных</text:p>
          </draw:text-box>
        </draw:frame>
        <draw:frame draw:style-name="gr19" draw:text-style-name="P8" draw:layer="layout" svg:width="10.181cm" svg:height="4.747cm" svg:x="5.419cm" svg:y="3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9" draw:text-style-name="P8" draw:layer="layout" svg:width="3.084cm" svg:height="4.747cm" svg:x="16.8cm" svg:y="3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9" draw:text-style-name="P8" draw:layer="layout" svg:width="3.038cm" svg:height="4.255cm" svg:x="1.4cm" svg:y="3.94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8" draw:layer="layout" svg:width="6.975cm" svg:height="1.156cm" svg:x="17.6cm" svg:y="11.64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8" draw:layer="layout" svg:width="14.617cm" svg:height="1.122cm" svg:x="4.4cm" svg:y="9.2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8" draw:text-style-name="P14" draw:layer="layout" svg:width="16.2cm" svg:height="3.199cm" svg:x="0.8cm" svg:y="11.201cm">
          <draw:text-box>
            <text:p text:style-name="P13"><text:span text:style-name="T11">метод наименьших квадратов:</text:span></text:p>
            <text:p text:style-name="P13">минимизация суммы квадратов отклонений <text:s/>функции от искомых переменных</text:p>
          </draw:text-box>
        </draw:frame>
        <draw:frame draw:style-name="gr21" draw:text-style-name="P8" draw:layer="layout" svg:width="10.181cm" svg:height="4.747cm" svg:x="5.419cm" svg:y="3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1" draw:text-style-name="P8" draw:layer="layout" svg:width="3.084cm" svg:height="4.747cm" svg:x="16.8cm" svg:y="3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1" draw:text-style-name="P8" draw:layer="layout" svg:width="3.038cm" svg:height="4.255cm" svg:x="1.4cm" svg:y="3.94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2" draw:text-style-name="P8" draw:layer="layout" svg:width="6.975cm" svg:height="1.156cm" svg:x="17.6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3" draw:text-style-name="P9" draw:layer="layout" svg:width="15.983cm" svg:height="5.41cm" svg:x="2.8cm" svg:y="14.4cm">
          <draw:text-box>
            <text:p><text:span text:style-name="T12">ограничения метода:</text:span></text:p>
            <text:p><text:span text:style-name="T12"/></text:p>
            <text:p><text:span text:style-name="T13">не работает для больших наборов данных</text:span></text:p>
            <text:p><text:span text:style-name="T13"/></text:p>
            <text:p><text:span text:style-name="T14">X</text:span><text:span text:style-name="T15">T</text:span><text:span text:style-name="T16">X </text:span><text:span text:style-name="T17">может быть необратимая</text:span><text:span text:style-name="T16"> </text:span><text:span text:style-name="T17">(</text:span><text:span text:style-name="T18">вырожденная)</text:span></text:p>
            <text:p><text:span text:style-name="T13">- строки </text:span><text:span text:style-name="T12">X</text:span><text:span text:style-name="T13"> линейно зависимы </text:span></text:p>
            <text:p><text:span text:style-name="T13">- признаков больше чем примеров 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8" draw:layer="layout" svg:width="14.617cm" svg:height="1.122cm" svg:x="4.4cm" svg:y="9.4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6" draw:text-style-name="P15" draw:layer="layout" svg:width="13.6cm" svg:height="2.142cm" svg:x="13cm" svg:y="7.8cm" presentation:class="title" presentation:user-transformed="true">
          <draw:text-box>
            <text:p><text:span text:style-name="T19">функция потери (loss) </text:span><text:span text:style-name="T19"><text:line-break/></text:span><text:span text:style-name="T19">средняя квадратичная ошибка (MSQE)</text:span></text:p>
          </draw:text-box>
        </draw:frame>
        <draw:frame draw:style-name="gr24" draw:text-style-name="P16" draw:layer="layout" svg:width="8cm" svg:height="1.129cm" svg:x="7.8cm" svg:y="11.671cm">
          <draw:text-box>
            <text:p><text:span text:style-name="T20">- задача оптимизации</text:span></text:p>
          </draw:text-box>
        </draw:frame>
        <draw:frame draw:style-name="gr22" draw:text-style-name="P8" draw:layer="layout" svg:width="8.669cm" svg:height="1.056cm" svg:x="1.415cm" svg:y="4.54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2" draw:text-style-name="P8" draw:layer="layout" svg:width="10.747cm" svg:height="2.373cm" svg:x="1.253cm" svg:y="7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5" draw:text-style-name="P9" draw:layer="layout" svg:width="6.649cm" svg:height="0.989cm" svg:x="10.751cm" svg:y="4.547cm">
          <draw:text-box>
            <text:p><text:span text:style-name="T19">- функция ошибки</text:span></text:p>
          </draw:text-box>
        </draw:frame>
        <draw:frame draw:style-name="gr9" draw:text-style-name="P8" draw:layer="layout" svg:width="3.454cm" svg:height="1.414cm" svg:x="3.546cm" svg:y="11.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text-style-name="P15" draw:layer="layout" svg:width="13.6cm" svg:height="2.142cm" svg:x="13cm" svg:y="6.458cm" presentation:class="title" presentation:user-transformed="true">
          <draw:text-box>
            <text:p><text:span text:style-name="T19">функция потери (loss) </text:span><text:span text:style-name="T19"><text:line-break/></text:span><text:span text:style-name="T19">средняя квадратичная ошибка (MSQE)</text:span></text:p>
          </draw:text-box>
        </draw:frame>
        <draw:frame draw:style-name="gr26" draw:text-style-name="P16" draw:layer="layout" svg:width="8cm" svg:height="1.129cm" svg:x="7.595cm" svg:y="9.196cm">
          <draw:text-box>
            <text:p><text:span text:style-name="T20">- задача оптимизации</text:span></text:p>
          </draw:text-box>
        </draw:frame>
        <draw:frame draw:style-name="gr27" draw:text-style-name="P8" draw:layer="layout" svg:width="8.669cm" svg:height="1.056cm" svg:x="1.415cm" svg:y="4.54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7" draw:text-style-name="P8" draw:layer="layout" svg:width="10.747cm" svg:height="2.373cm" svg:x="1.253cm" svg:y="6.05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8" draw:text-style-name="P9" draw:layer="layout" svg:width="6.649cm" svg:height="0.989cm" svg:x="10.751cm" svg:y="4.547cm">
          <draw:text-box>
            <text:p><text:span text:style-name="T19">- функция ошибки</text:span></text:p>
          </draw:text-box>
        </draw:frame>
        <draw:frame draw:style-name="gr29" draw:text-style-name="P8" draw:layer="layout" svg:width="3.454cm" svg:height="1.414cm" svg:x="4cm" svg:y="9.18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9" draw:text-style-name="P8" draw:layer="layout" svg:width="9.106cm" svg:height="2.279cm" svg:x="2.546cm" svg:y="14.62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9" draw:text-style-name="P8" draw:layer="layout" svg:width="6.886cm" svg:height="1.056cm" svg:x="2.494cm" svg:y="18.74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0" draw:text-style-name="P9" draw:layer="layout" svg:width="18.29cm" svg:height="0.988cm" svg:x="2.71cm" svg:y="17.435cm">
          <draw:text-box>
            <text:p><text:span text:style-name="T21">двигаем параметры в противоположную сторону </text:span></text:p>
          </draw:text-box>
        </draw:frame>
        <draw:frame draw:style-name="gr31" draw:text-style-name="P9" draw:layer="layout" svg:width="23.925cm" svg:height="2.462cm" svg:x="2.075cm" svg:y="11.8cm">
          <draw:text-box>
            <text:p><text:span text:style-name="T22">метод градиентного спуска:</text:span></text:p>
            <text:p><text:span text:style-name="T21"/></text:p>
            <text:p><text:span text:style-name="T21">градиент функции - </text:span><text:span text:style-name="T23">направление </text:span><text:span text:style-name="T21">наискорейшего возрастания ф-ции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2" draw:text-style-name="P4" draw:layer="layout" svg:width="16.782cm" svg:height="15.291cm" svg:x="4.4cm" svg:y="4cm">
          <draw:image xlink:href="Pictures/10000000000001C20000019A9A308E0ED6CBDC5F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custom-shape draw:style-name="gr33" draw:text-style-name="P17" xml:id="id1" draw:id="id1" draw:layer="layout" svg:width="11.104cm" svg:height="1.4cm" svg:x="7.496cm" svg:y="4.2cm">
          <text:p text:style-name="P8"><text:span text:style-name="T24">инициализировать </text:span><text:span text:style-name="T25">θ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xml:id="id2" draw:id="id2" draw:layer="layout" svg:width="11.493cm" svg:height="1.6cm" svg:x="7.307cm" svg:y="7.4cm">
          <text:p text:style-name="P8"><text:span text:style-name="T24">вычисляем потерю </text:span><text:span text:style-name="T26">J(</text:span><text:span text:style-name="T25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xml:id="id3" draw:id="id3" draw:layer="layout" svg:width="8.688cm" svg:height="2.8cm" svg:x="10.8cm" svg:y="10.8cm">
          <text:p text:style-name="P8"><text:span text:style-name="T27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9" xml:id="id4" draw:id="id4" draw:layer="layout" svg:width="4cm" svg:height="2.2cm" svg:x="19.8cm" svg:y="13.8cm">
          <text:p text:style-name="P8"><text:span text:style-name="T4">конец </text:span></text:p>
          <text:p text:style-name="P8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xml:id="id5" draw:id="id5" draw:layer="layout" svg:width="5.919cm" svg:height="4cm" svg:x="11.6cm" svg:y="15.6cm">
          <text:p text:style-name="P8"><text:span text:style-name="T24">значение </text:span></text:p>
          <text:p text:style-name="P8"><text:span text:style-name="T24">градиента </text:span></text:p>
          <text:p text:style-name="P8"><text:span text:style-name="T26">∇</text:span><text:span text:style-name="T26">J(</text:span><text:span text:style-name="T25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xml:id="id6" draw:id="id6" draw:layer="layout" svg:width="7.8cm" svg:height="4.4cm" svg:x="1.6cm" svg:y="11.2cm">
          <text:p text:style-name="P8"><text:span text:style-name="T24">корректируем </text:span></text:p>
          <text:p text:style-name="P8"><text:span text:style-name="T24">параметры </text:span></text:p>
          <text:p text:style-name="P8"><text:span text:style-name="T28">θ</text:span><text:span text:style-name="T26">:=</text:span><text:span text:style-name="T28">θ</text:span><text:span text:style-name="T26">−η⋅∇J(</text:span><text:span text:style-name="T25">θ</text:span><text:span text:style-name="T26">)</text:span></text:p>
          <draw:enhanced-geometry svg:viewBox="0 0 21600 21600" draw:type="rectangle" draw:enhanced-path="M 0 0 L 21600 0 21600 21600 0 21600 0 0 Z N"/>
        </draw:custom-shape>
        <draw:connector draw:style-name="gr39" draw:text-style-name="P4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39" draw:text-style-name="P4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39" draw:text-style-name="P4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39" draw:text-style-name="P4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39" draw:text-style-name="P4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39" draw:text-style-name="P4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40" draw:text-style-name="P20" draw:layer="layout" svg:width="20.6cm" svg:height="1.8cm" svg:x="3.8cm" svg:y="10.4cm">
          <draw:text-box>
            <text:p text:style-name="P8"><text:span text:style-name="T29">градиент и изменение весов</text:span></text:p>
          </draw:text-box>
        </draw:frame>
        <draw:frame draw:style-name="gr41" draw:text-style-name="P20" draw:layer="layout" svg:width="16.4cm" svg:height="1.4cm" svg:x="4.6cm" svg:y="4.6cm">
          <draw:text-box>
            <text:p text:style-name="P8"><text:span text:style-name="T29">функция потери (MSQE)</text:span></text:p>
          </draw:text-box>
        </draw:frame>
        <draw:frame draw:style-name="gr27" draw:text-style-name="P8" draw:layer="layout" svg:width="10.747cm" svg:height="2.373cm" svg:x="7.453cm" svg:y="6.42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7" draw:text-style-name="P8" draw:layer="layout" svg:width="17.585cm" svg:height="2.373cm" svg:x="4.815cm" svg:y="12.02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7" draw:text-style-name="P8" draw:layer="layout" svg:width="10.066cm" svg:height="1.213cm" svg:x="8.2cm" svg:y="15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2" draw:text-style-name="P4" draw:layer="layout" svg:width="17.442cm" svg:height="16.936cm" svg:x="3.558cm" svg:y="3.264cm">
          <draw:image xlink:href="Pictures/10000201000001E3000001D56357ACD10334424C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3" draw:text-style-name="P22" draw:layer="layout" svg:width="19.4cm" svg:height="4.057cm" svg:x="2.4cm" svg:y="3.943cm">
          <draw:text-box>
            <text:p text:style-name="P8"><text:span text:style-name="T12">преобразование исходных данных</text:span></text:p>
            <text:p text:style-name="P8"><text:span text:style-name="T12"/></text:p>
            <text:p text:style-name="P8"><text:span text:style-name="T13">увеличиваем размерность пространства</text:span></text:p>
            <text:p text:style-name="P8"><text:span text:style-name="T13"/></text:p>
            <text:p text:style-name="P21"><text:span text:style-name="T13">строим полином степени</text:span><text:span text:style-name="T12"> k</text:span><text:span text:style-name="T13"> на признаках </text:span><text:span text:style-name="T12">x</text:span><text:span text:style-name="T13">, размера </text:span><text:span text:style-name="T12">n</text:span></text:p>
          </draw:text-box>
        </draw:frame>
        <draw:frame draw:style-name="gr44" draw:text-style-name="P23" draw:layer="layout" svg:width="18.4cm" svg:height="8.188cm" svg:x="3.8cm" svg:y="8.8cm">
          <draw:text-box>
            <text:p text:style-name="P8"><text:span text:style-name="T30">пример для одномерного пространства (n=1) :</text:span></text:p>
            <text:p text:style-name="P8"><text:span text:style-name="T22"/></text:p>
            <text:p text:style-name="P8"><text:span text:style-name="T31">строим полином k=1</text:span></text:p>
            <text:p text:style-name="P8"><text:span text:style-name="T21"><text:s/></text:span></text:p>
            <text:p text:style-name="P8"><text:span text:style-name="T22">линейная:</text:span><text:span text:style-name="T21"> h</text:span><text:span text:style-name="T32">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45" draw:text-style-name="P22" draw:layer="layout" svg:width="19.4cm" svg:height="4.057cm" svg:x="2.4cm" svg:y="3.943cm">
          <draw:text-box>
            <text:p text:style-name="P8"><text:span text:style-name="T12">преобразование исходных данных</text:span></text:p>
            <text:p text:style-name="P8"><text:span text:style-name="T12"/></text:p>
            <text:p text:style-name="P8"><text:span text:style-name="T13">увеличиваем размерность пространства</text:span></text:p>
            <text:p text:style-name="P8"><text:span text:style-name="T13"/></text:p>
            <text:p text:style-name="P21"><text:span text:style-name="T13">строим полином степени</text:span><text:span text:style-name="T12"> k</text:span><text:span text:style-name="T13"> на признаках </text:span><text:span text:style-name="T12">x</text:span><text:span text:style-name="T13">, размера </text:span><text:span text:style-name="T12">n</text:span></text:p>
          </draw:text-box>
        </draw:frame>
        <draw:frame draw:style-name="gr46" draw:text-style-name="P23" draw:layer="layout" svg:width="18.4cm" svg:height="8.188cm" svg:x="3.8cm" svg:y="8.8cm">
          <draw:text-box>
            <text:p text:style-name="P8"><text:span text:style-name="T30">пример для одномерного пространства (n=1) :</text:span></text:p>
            <text:p text:style-name="P8"><text:span text:style-name="T22"/></text:p>
            <text:p text:style-name="P8"><text:span text:style-name="T31">строим полином k=1</text:span></text:p>
            <text:p text:style-name="P8"><text:span text:style-name="T21"><text:s/></text:span></text:p>
            <text:p text:style-name="P8"><text:span text:style-name="T22">линейная:</text:span><text:span text:style-name="T21"> h</text:span><text:span text:style-name="T32">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/text:p>
            <text:p text:style-name="P8"><text:span text:style-name="T21"/></text:p>
            <text:p text:style-name="P8"><text:span text:style-name="T31">строим полином k=3</text:span><text:span text:style-name="T21"> <text:s/></text:span></text:p>
            <text:p text:style-name="P8"><text:span text:style-name="T21"/></text:p>
            <text:p text:style-name="P8"><text:span text:style-name="T22">нелинейная:</text:span><text:span text:style-name="T21"> h</text:span><text:span text:style-name="T32">n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text:span text:style-name="T21"> </text:span><text:span text:style-name="T31">+ θ</text:span><text:span text:style-name="T33">2</text:span><text:span text:style-name="T31"> x</text:span><text:span text:style-name="T34">2</text:span><text:span text:style-name="T31"> + θ</text:span><text:span text:style-name="T33">3</text:span><text:span text:style-name="T31"> x</text:span><text:span text:style-name="T34">3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47" draw:text-style-name="P10" draw:layer="layout" svg:width="17.8cm" svg:height="1.736cm" svg:x="4cm" svg:y="4.343cm">
          <draw:text-box>
            <text:p><text:span text:style-name="T1">m</text:span><text:span text:style-name="T35"> примеров, <text:s text:c="2"/>размера </text:span><text:span text:style-name="T1">n, <text:s text:c="3"/></text:span><text:span text:style-name="T14">n+1</text:span><text:span text:style-name="T36"> параметр </text:span><text:span text:style-name="T37">θ</text:span><text:span text:style-name="T1"> </text:span></text:p>
          </draw:text-box>
        </draw:frame>
        <draw:frame draw:style-name="gr48" draw:text-style-name="P22" draw:layer="layout" svg:width="16cm" svg:height="4.2cm" svg:x="4.2cm" svg:y="14.8cm">
          <draw:text-box>
            <text:p text:style-name="P8"><text:span text:style-name="T20">строим полином степени</text:span><text:span text:style-name="T12"> k</text:span><text:span text:style-name="T20"> на переменных </text:span><text:span text:style-name="T12">x</text:span><text:span text:style-name="T13">, </text:span></text:p>
            <text:p text:style-name="P8"><text:span text:style-name="T20"/></text:p>
            <text:p text:style-name="P8"><text:span text:style-name="T20">комбинируем столбцы матрицы </text:span><text:span text:style-name="T12">Х</text:span></text:p>
            <text:p text:style-name="P8"><text:span text:style-name="T36">число параметров </text:span><text:span text:style-name="T38">θ</text:span><text:span text:style-name="T13"> увеличивается</text:span></text:p>
          </draw:text-box>
        </draw:frame>
        <draw:frame draw:style-name="gr26" draw:text-style-name="P22" draw:layer="layout" svg:width="8.6cm" svg:height="1.129cm" svg:x="1.6cm" svg:y="8.342cm">
          <draw:text-box>
            <text:p text:style-name="P8"><text:span text:style-name="T20">исходные данные</text:span></text:p>
          </draw:text-box>
        </draw:frame>
        <draw:frame draw:style-name="gr16" draw:text-style-name="P8" draw:layer="layout" svg:width="10.181cm" svg:height="4.747cm" svg:x="9.6cm" svg:y="6.65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8" draw:layer="layout" svg:width="18.057cm" svg:height="1.222cm" svg:x="3.8cm" svg:y="12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9" draw:text-style-name="P4" draw:layer="layout" svg:width="17.042cm" svg:height="16.548cm" svg:x="3.8cm" svg:y="3.4cm">
          <draw:image xlink:href="Pictures/10000201000001E3000001D5CF93224C33F5D2A6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7" draw:text-style-name="P24" draw:layer="layout" svg:width="25.199cm" svg:height="15.2cm" svg:x="1.4cm" svg:y="4cm" presentation:class="subtitle" presentation:user-transformed="true">
          <draw:text-box>
            <text:p text:style-name="P8"><text:span text:style-name="T39">Вопросы ?</text:span></text:p>
          </draw:text-box>
        </draw:frame>
        <draw:frame draw:style-name="gr50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51" draw:text-style-name="P26" draw:layer="layout" svg:width="24.2cm" svg:height="13.387cm" svg:x="1.6cm" svg:y="6cm">
          <draw:text-box>
            <text:p><text:span text:style-name="T40">git clone </text:span><text:span text:style-name="T41">https://github.com/mechanoid5/ml_lectorium.git</text:span></text:p>
            <text:p><text:span text:style-name="T40"/></text:p>
            <text:p><text:span text:style-name="T40"/></text:p>
            <text:p text:style-name="P11"><text:span text:style-name="T42">К.В. Воронцов <text:s/>Методы восстановления регрессии</text:span><text:span text:style-name="T40"> - курс "Машинное обучение" ШАД Яндекс 2014</text:span></text:p>
            <text:p text:style-name="P11"><text:span text:style-name="T40"/></text:p>
            <text:p text:style-name="P25"><text:span text:style-name="T43">Борисов Е.С. <text:s text:c="3"/>Модели математической регрессии</text:span></text:p>
            <text:p text:style-name="P11"><text:span text:style-name="T44"><text:s text:c="5"/></text:span><text:span text:style-name="T41">http://mechanoid.kiev.ua/ml-regression.html</text:span></text:p>
            <text:p text:style-name="P11"><text:span text:style-name="T41"/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52" draw:text-style-name="P4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3" draw:text-style-name="P4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4" draw:text-style-name="P27" draw:layer="layout" svg:width="16.6cm" svg:height="3.936cm" svg:x="4.8cm" svg:y="5.157cm">
          <draw:text-box>
            <text:p text:style-name="P8"><text:span text:style-name="T1">источники данных для экспериментов </text:span></text:p>
            <text:p text:style-name="P8"><text:span text:style-name="T1"/></text:p>
            <text:p text:style-name="P21">sklearn.datasets</text:p>
            <text:p text:style-name="P8">UCI Repository</text:p>
            <text:p text:style-name="P8">kaggle</text:p>
          </draw:text-box>
        </draw:frame>
        <draw:frame draw:style-name="gr55" draw:text-style-name="P28" draw:layer="layout" svg:width="15cm" svg:height="5.419cm" svg:x="4.2cm" svg:y="10.981cm">
          <draw:text-box>
            <text:p text:style-name="P5"><text:span text:style-name="T45">задание</text:span></text:p>
            <text:p text:style-name="P5"><text:span text:style-name="T45"/></text:p>
            <text:p text:style-name="P5"><text:span text:style-name="T46">выбрать данные в репозитории UCI </text:span></text:p>
            <text:p text:style-name="P5"><text:span text:style-name="T46">( </text:span><text:span text:style-name="T47">https://archive.ics.uci.edu/ml</text:span><text:span text:style-name="T46"> )</text:span></text:p>
            <text:p text:style-name="P5"><text:span text:style-name="T46"/></text:p>
            <text:p text:style-name="P5"><text:span text:style-name="T46">реализовать для них регрессию</text:span></text:p>
          </draw:text-box>
        </draw:frame>
        <draw:frame presentation:style-name="pr3" draw:layer="layout" svg:width="23.798cm" svg:height="1.459cm" svg:x="1.071cm" svg:y="1.8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 Condensed1" svg:font-family="'Ubuntu Condensed'"/>
    <style:font-face style:name="DejaVu Sans2" svg:font-family="'DejaVu Sans'" style:font-family-generic="swiss"/>
    <style:font-face style:name="Droid Sans Mono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Mono1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standard">
      <style:graphic-properties draw:stroke="none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3" style:display-name="Объект без заливки и линий_11_3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11_5f_4" style:display-name="Объект без заливки и линий_11_4" style:family="graphic" style:parent-style-name="Обычный_5f_1_5f_9">
      <style:graphic-properties draw:stroke="none" draw:fill="none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4" style:display-name="Объект без заливки и линий_24" style:family="graphic" style:parent-style-name="standard">
      <style:graphic-properties draw:stroke="none" draw:fill="none"/>
    </style:style>
    <style:style style:name="Обычный_5f_3_5f_7" style:display-name="Обычный_3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7" style:display-name="Обычный_3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5" style:display-name="Объект без заливки и линий_25" style:family="graphic" style:parent-style-name="standard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5_5f_1" style:display-name="Объект без заливки и линий_25_1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5_5f_2" style:display-name="Объект без заливки и линий_25_2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_5f_1" style:display-name="Объект без заливки и линий_26_1" style:family="graphic" style:parent-style-name="Обычный_5f_1_5f_10">
      <style:graphic-properties draw:stroke="none" draw:fill="none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7" style:display-name="Обычный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7" style:display-name="Обычный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5-11T13:00:21.179775057</dc:date>
    <meta:editing-duration>PT14H15M53S</meta:editing-duration>
    <meta:editing-cycles>195</meta:editing-cycles>
    <meta:generator>LibreOffice/6.4.2.2$Linux_X86_64 LibreOffice_project/40$Build-2</meta:generator>
    <meta:document-statistic meta:object-count="204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1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1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1/content.xml><?xml version="1.0" encoding="utf-8"?>
<math xmlns="http://www.w3.org/1998/Math/MathML" display="block">
  <semantics>
    <mrow>
      <mi>θ</mi>
      <mo stretchy="false">=</mo>
      <mi>?</mi>
    </mrow>
    <annotation encoding="StarMath 5.0">%theta = ?</annotation>
  </semantics>
</math>
</file>

<file path=Object 2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6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8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3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3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4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6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7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8/content.xml><?xml version="1.0" encoding="utf-8"?>
<math xmlns="http://www.w3.org/1998/Math/MathML" display="block">
  <semantics>
    <mrow>
      <mo stretchy="false">∇</mo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fence="true" stretchy="true">[</mo>
          <mrow>
            <mrow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n>0</mn>
                  </msub>
                </mrow>
              </mfrac>
              <mi>,</mi>
              <mo stretchy="false">…</mo>
              <mi>,</mi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i>n</mi>
                  </msub>
                </mrow>
              </mfrac>
            </mrow>
          </mrow>
          <mo fence="true" stretchy="true">]</mo>
        </mrow>
      </mrow>
    </mrow>
    <annotation encoding="StarMath 5.0">nabla J( %theta ) = left[ {partial J}over{partial %theta_0}, dotslow, {partial J}over{partial %theta_n} right]</annotation>
  </semantics>
</math>
</file>

<file path=Object 39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o stretchy="false">∇</mo>
          </mrow>
        </mrow>
      </mrow>
      <mi>J</mi>
      <mrow>
        <mo fence="true" stretchy="false">(</mo>
        <mrow>
          <mi>θ</mi>
        </mrow>
        <mo fence="true" stretchy="false">)</mo>
      </mrow>
    </mrow>
    <annotation encoding="StarMath 5.0">%theta := %theta - %alpha cdot nabla J( %theta )</annotation>
  </semantics>
</math>
</file>

<file path=Object 4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40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41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row>
                <mo stretchy="false">∂</mo>
                <mi>J</mi>
              </mrow>
              <mrow>
                <mo stretchy="false">∂</mo>
                <msub>
                  <mi>θ</mi>
                  <mi>j</mi>
                </msub>
              </mrow>
            </mfrac>
          </mrow>
        </mrow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n>1</mn>
              <mi>m</mi>
            </mfrac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{{partial J}over{partial %theta_j}} = %theta_j - %alpha cdot {{1}over{m}} cdot sum from {i=1}to{m} left( h(x_i,%theta) - y_i right)cdot x_{ij}</annotation>
  </semantics>
</math>
</file>

<file path=Object 42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cdot { X^T cdot left(h(X,%theta) - y right) } 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5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h(x,%theta) = %theta_{0} + %theta_{1} cdot x_1 
+ %theta_{2} cdot x_2
+ %theta_{3} cdot x_1 cdot x_2
+ %theta_{4} cdot x_1^2
+ %theta_{5} cdot x_2^2
</annotation>
  </semantics>
</math>
</file>